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MultipartFormdata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MultipartFormdata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MultipartFormdataRequest.getParamete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MultipartFormdataRequest.TobagoMultipartFormdataRequest( HttpServletRequest request , String repositoryPath , long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bagoMultipartFormdataRequest.getParameterValu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MultipartFormdataRequest.init( HttpServletRequest request , String repositoryPath , long maxSiz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TobagoMultipartFormdataRequest.TobagoMultipartFormdata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MultipartFormdataRequest.getFileItem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bagoMultipartFormdataRequest.getMaxSize( String par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